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2"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3"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fo:background-color="#ffff00"/>
    </style:style>
    <style:style style:name="P4" style:family="paragraph" style:parent-style-name="Text_20_body" style:list-style-name="L1">
      <style:paragraph-properties fo:margin-left="0.397cm" fo:margin-right="0cm" fo:margin-top="0cm" fo:margin-bottom="0cm" loext:contextual-spacing="false" fo:orphans="2" fo:widows="2" fo:text-indent="0cm" style:auto-text-indent="false"/>
    </style:style>
    <style:style style:name="P5" style:family="paragraph" style:parent-style-name="Text_20_body" style:list-style-name="L1">
      <style:paragraph-properties fo:margin-left="0.397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222222" style:font-name="Arial1" fo:font-size="12pt" fo:letter-spacing="normal" fo:font-style="normal" fo:font-weight="normal"/>
    </style:style>
    <style:style style:name="T2" style:family="text">
      <style:text-properties fo:font-variant="normal" fo:text-transform="none" fo:color="#1155cc" style:font-name="Arial1" fo:font-size="12pt" fo:letter-spacing="normal" fo:font-style="normal" fo:font-weight="normal"/>
    </style:style>
    <style:style style:name="T3" style:family="text">
      <style:text-properties fo:font-variant="normal" fo:text-transform="none" fo:color="#1155cc" style:font-name="Arial1" fo:font-size="12pt" fo:letter-spacing="normal" fo:font-style="italic" fo:font-weight="normal"/>
    </style:style>
    <style:style style:name="T4" style:family="text">
      <style:text-properties fo:font-style="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2" text:outline-level="2">Comentarios sobre el documento:</text:h>
      <text:list xml:id="list1203338749" text:style-name="L1">
        <text:list-item>
          <text:p text:style-name="P2">Sobre el documento:</text:p>
          <text:list>
            <text:list-item>
              <text:p text:style-name="P2">La presentación y redacción es en general buena, aunque tenéis que cuidar algunos detalles como que aparezcan todos los apartados en el índice (por ejemplo la introducción no aparece).</text:p>
            </text:list-item>
            <text:list-item>
              <text:p text:style-name="P2">Procurad añadir un pie a las figuras que describa claramente qué se está viendo. Los pie de figura no necesitan tener una tipografía tan grande, que algunas parecen títulos. Además, deberíais numerar las figuras y tablas.</text:p>
            </text:list-item>
            <text:list-item>
              <text:p text:style-name="P2">No hay ninguna cita a lo largo del documento. (Los enlaces sueltos no son una cita)</text:p>
            </text:list-item>
            <text:list-item>
              <text:p text:style-name="P4"><text:span text:style-name="T1">La bibliografía no sigue ningún formato estándar y está algo desorganizada. Deberíais seguir un formato estándar como por ejemplo </text:span><text:a xlink:type="simple" xlink:href="https://ieee-dataport.org/sites/default/files/analysis/27/IEEE%20Citation%20Guidelines.pdf" office:target-frame-name="_blank" xlink:show="new" text:style-name="Internet_20_link" text:visited-style-name="Visited_20_Internet_20_Link"><text:span text:style-name="T2">IEEEtran</text:span></text:a><text:span text:style-name="T1"> (dado que es un documento técnico)...</text:span></text:p>
            </text:list-item>
            <text:list-item>
              <text:p text:style-name="P2">Procurad no dejar mucho espacio de las páginas en blanco (como la 5, 7...) porque dan mala impresión.</text:p>
            </text:list-item>
          </text:list>
        </text:list-item>
        <text:list-item>
          <text:p text:style-name="P2">Sobre la organización:</text:p>
          <text:list>
            <text:list-item>
              <text:p text:style-name="P4"><text:span text:style-name="T1">Muy bien identificadas y divididas las tareas. Aunque estaría bien incluir un diagrama estilo </text:span><text:a xlink:type="simple" xlink:href="https://es.wikipedia.org/wiki/Estructura_de_descomposición_del_trabajo" office:target-frame-name="_blank" xlink:show="new" text:style-name="Internet_20_link" text:visited-style-name="Visited_20_Internet_20_Link"><text:span text:style-name="T3">Work Breakdown Structure</text:span></text:a><text:span text:style-name="T1"> para que se identifique rápidamente claramente la planificación y división del trabajo. Y queda muy profesional.</text:span></text:p>
            </text:list-item>
            <text:list-item>
              <text:p text:style-name="P2">En el equipo sois 9 o 10? En la organización decís 10 pero en vuestro organigrama sólo aparecéis 9.</text:p>
            </text:list-item>
          </text:list>
        </text:list-item>
        <text:list-item>
          <text:p text:style-name="P2">Sobre el software:</text:p>
          <text:list>
            <text:list-item>
              <text:p text:style-name="P2">Gran trabajo. Y muy bien por el uso de Git.</text:p>
            </text:list-item>
            <text:list-item>
              <text:p text:style-name="P2">Podéis incluir alguna captura de vuestra interfaz de usuario de la estación de tierra, ya que la hacéis con Unity.</text:p>
            </text:list-item>
          </text:list>
        </text:list-item>
        <text:list-item>
          <text:p text:style-name="P2">Sobre el hardware:</text:p>
          <text:list>
            <text:list-item>
              <text:p text:style-name="P2">Recordad que el CANSAT debe tener un interruptor de encendido.</text:p>
            </text:list-item>
            <text:list-item>
              <text:p text:style-name="P3">Habéis incluido un <text:span text:style-name="T4">power budget</text:span> adecuado pero un poco escueto. Desarrollad vuestros cálculos.</text:p>
            </text:list-item>
            <text:list-item>
              <text:p text:style-name="P2">¿Estáis seguros de que no sólo necesitáis comunicación unidireccional en el módulo HC12 y BN-880? Si es así, en principio no hay problema, pero de verdad no necesitáis configurar/calibrar el sensor, ni recibir ninguna información o estado de la radio? Espero que no os de problemas.</text:p>
            </text:list-item>
            <text:list-item>
              <text:p text:style-name="P2">Podéis incluir un esquema de conexiones del microcontrolador con el resto de módulos, tal y como lo hacéis para las pruebas en la página 18.</text:p>
            </text:list-item>
          </text:list>
        </text:list-item>
        <text:list-item>
          <text:p text:style-name="P2">Sobre las comunicaciones:</text:p>
          <text:list>
            <text:list-item>
              <text:p text:style-name="P2">¡Genial trabajo con el empaquetado de los datos! Es un esfuerzo extra que denota profesionalidad. Por cierto, entiendo que sí, pero no queda claro si las trama de los <text:span text:style-name="T4">subprotocolos </text:span>se encapsulan dentro del paquete principal.</text:p>
            </text:list-item>
            <text:list-item>
              <text:p text:style-name="P2">Aseguraos de que podéis cambiar fácilmente la frecuencia dentro de la banda que estéis usando.</text:p>
            </text:list-item>
          </text:list>
        </text:list-item>
        <text:list-item>
          <text:p text:style-name="P2"><text:soft-page-break/>Sobre el diseño mecánico:</text:p>
          <text:list>
            <text:list-item>
              <text:p text:style-name="P2">Buen diseño mecánico y división en módulos. Le falta quizás redistribuir el peso. Imagino que los motores y la batería es lo que más pesa, pero están muy arriba y puede daros problemas de estabilidad en el descenso.</text:p>
            </text:list-item>
            <text:list-item>
              <text:p text:style-name="P2">Un apunte: la máxima velocidad del CANSAT puede ser 12 m/s (no 10 m/s), y la mínima es de 6 m/s (no 4 m/s).</text:p>
            </text:list-item>
            <text:list-item>
              <text:p text:style-name="P2">En lugar de mostrar una captura de pantalla de una hoja de cálculo con los cálculos del paracaídas, podéis explicarlos y desarrollarlos un poco para que se entienda vuestro planteamiento.</text:p>
            </text:list-item>
            <text:list-item>
              <text:p text:style-name="P2">Añadid algunas pruebas de cómo habéis fabricado el parapente, que es lo más interesante.</text:p>
            </text:list-item>
            <text:list-item>
              <text:p text:style-name="P2">Si no me equivoco, no cumplís el mínimo peso requerido en las bases de la competición, de 300 gramos. Si es necesario, debéis lastrar el CANSAT. Hay que respetar el intervalo de peso, no sólo el máximo.</text:p>
            </text:list-item>
          </text:list>
        </text:list-item>
        <text:list-item>
          <text:p text:style-name="P2">Otras cosas:</text:p>
          <text:list>
            <text:list-item>
              <text:p text:style-name="P2">Incluid fotos de vuestro hardware montados o durante las pruebas, tanto del CANSAT como de la estación de tierra.</text:p>
            </text:list-item>
            <text:list-item>
              <text:p text:style-name="P5">Buen trabajo con las pruebas realizadas. Importante, que no se os olvide testear la distancia de recepción de la radio.</text:p>
            </text:list-item>
          </text:list>
        </text:list-item>
      </text:list>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26T18:39:54.969000000</meta:creation-date>
    <dc:date>2022-04-27T09:13:28.608000000</dc:date>
    <meta:editing-duration>PT14H23M13S</meta:editing-duration>
    <meta:editing-cycles>1</meta:editing-cycles>
    <meta:document-statistic meta:table-count="0" meta:image-count="0" meta:object-count="0" meta:page-count="2" meta:paragraph-count="31" meta:word-count="588" meta:character-count="3378" meta:non-whitespace-character-count="2848"/>
    <meta:generator>LibreOffice/6.4.6.2$Windows_X86_64 LibreOffice_project/0ce51a4fd21bff07a5c061082cc82c5ed232f115</meta:generator>
  </office:meta>
</office:document-meta>
</file>